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bitmap" draw:fill-image-name="Bitmap_20_17" style:repeat="stretch" presentation:display-footer="true" presentation:display-page-number="false" presentation:display-date-time="true"/>
    </style:style>
    <style:style style:name="dp17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dp18" style:family="drawing-page">
      <style:drawing-page-properties presentation:background-visible="true" presentation:background-objects-visible="true" draw:fill="bitmap" draw:fill-image-name="Bitmap_20_18" style:repeat="stretch" presentation:display-footer="true" presentation:display-page-number="false" presentation:display-date-time="true"/>
    </style:style>
    <style:style style:name="dp19" style:family="drawing-page">
      <style:drawing-page-properties presentation:background-visible="true" presentation:background-objects-visible="true" draw:fill="bitmap" draw:fill-image-name="Bitmap_20_19" style:repeat="stretch" presentation:display-footer="true" presentation:display-page-number="false" presentation:display-date-time="true"/>
    </style:style>
    <style:style style:name="dp20" style:family="drawing-page">
      <style:drawing-page-properties presentation:background-visible="true" presentation:background-objects-visible="true" draw:fill="bitmap" draw:fill-image-name="Bitmap_20_20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25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73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99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1.475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text-align="center" style:text-autospace="none"/>
    </style:style>
    <style:style style:name="P6" style:family="paragraph">
      <loext:graphic-properties draw:fill="none" draw:fill-color="#ffffff"/>
      <style:paragraph-properties fo:text-align="center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7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margin-left="1.27cm" fo:margin-right="0cm" fo:margin-top="0cm" fo:margin-bottom="0cm" fo:text-align="center" fo:text-indent="-1.27cm" style:text-autospace="none"/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11" style:family="paragraph">
      <style:paragraph-properties fo:margin-left="0cm" fo:margin-right="0cm" fo:margin-top="0cm" fo:margin-bottom="0cm" fo:text-indent="0cm" style:text-autospace="none"/>
    </style:style>
    <style:style style:name="P12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3" style:font-size-asian="28pt" style:font-weight-asian="normal" style:font-name-complex="Segoe UI3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3" style:font-size-asian="24pt" style:font-weight-asian="bold" style:font-name-complex="Segoe UI3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Segoe UI Semibold" fo:font-size="20pt" fo:font-style="normal" fo:text-shadow="1pt 1pt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3.062cm" svg:x="1.524cm" svg:y="0.508cm">
          <draw:text-box>
            <text:p text:style-name="P1"><text:span text:style-name="T1">Hymn #743</text:span></text:p>
            <text:p text:style-name="P1"><text:span text:style-name="T2">“</text:span><text:span text:style-name="T2">Jesus, Priceless Treasur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4" draw:layer="layout" svg:width="25.654cm" svg:height="8.505cm" svg:x="1.27cm" svg:y="0.762cm">
          <draw:text-box>
            <text:p text:style-name="P1"><text:span text:style-name="T3">1.</text:span><text:span text:style-name="T4"> Jesus, priceless treasure,</text:span><text:span text:style-name="T4"><text:line-break/></text:span><text:span text:style-name="T4">Fount of purest pleasure,</text:span></text:p>
            <text:p text:style-name="P1"><text:span text:style-name="T4">Truest friend to m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3" draw:text-style-name="P4" draw:layer="layout" svg:width="25.654cm" svg:height="8.505cm" svg:x="1.27cm" svg:y="0.762cm">
          <draw:text-box>
            <text:p text:style-name="P1"><text:span text:style-name="T4">Ah, how long in anguish</text:span><text:span text:style-name="T4"><text:line-break/></text:span><text:span text:style-name="T4">Shall my spirit languish,</text:span></text:p>
            <text:p text:style-name="P1"><text:span text:style-name="T4">Yearning, Lord, for The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4" draw:text-style-name="P4" draw:layer="layout" svg:width="25.146cm" svg:height="7.766cm" svg:x="1.524cm" svg:y="0.762cm">
          <draw:text-box>
            <text:p text:style-name="P1"><text:span text:style-name="T4">Thou art mine, O Lamb divine!</text:span><text:span text:style-name="T4"><text:line-break/></text:span><text:span text:style-name="T4">I will suffer naught to hide Thee;</text:span></text:p>
            <text:p text:style-name="P1"><text:span text:style-name="T4">Naught I ask beside Th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5" draw:text-style-name="P6" draw:layer="layout" svg:width="25.146cm" svg:height="5.321cm" svg:x="1.524cm" svg:y="0.87cm">
          <draw:text-box>
            <text:p text:style-name="P5"><text:span text:style-name="T5">2.</text:span><text:span text:style-name="T6"> In Thine arms I rest me;</text:span><text:span text:style-name="T6"><text:line-break/></text:span><text:span text:style-name="T6">Foes who would molest me</text:span><text:span text:style-name="T6"><text:line-break/></text:span><text:span text:style-name="T6">Cannot reach me here.</text:span><text:span text:style-name="T7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6" draw:text-style-name="P7" draw:layer="layout" svg:width="25.146cm" svg:height="5.588cm" svg:x="1.524cm" svg:y="0.762cm">
          <draw:text-box>
            <text:p text:style-name="P5"><text:span text:style-name="T6">Though the earth be shaking,</text:span><text:span text:style-name="T6"><text:line-break/></text:span><text:span text:style-name="T6">Ev’ry heart be quaking,</text:span></text:p>
            <text:p text:style-name="P5"><text:span text:style-name="T6">Jesus calms my fea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6" draw:text-style-name="P7" draw:layer="layout" svg:width="25.146cm" svg:height="5.588cm" svg:x="1.524cm" svg:y="1.016cm">
          <draw:text-box>
            <text:p text:style-name="P5"><text:span text:style-name="T6">Lightnings flash And thunders crash;</text:span><text:span text:style-name="T6"><text:line-break/></text:span><text:span text:style-name="T6">Yet, though sin and hell assail me,</text:span><text:span text:style-name="T6"><text:line-break/></text:span><text:span text:style-name="T6">Jesus will not fail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6" draw:text-style-name="P9" draw:layer="layout" svg:width="25.146cm" svg:height="5.588cm" svg:x="1.524cm" svg:y="1.016cm">
          <draw:text-box>
            <text:p text:style-name="P8"><text:span text:style-name="T5">3.</text:span><text:span text:style-name="T6"> Satan, I defy thee;</text:span></text:p>
            <text:p text:style-name="P8"><text:span text:style-name="T6">Death, I now decry thee;</text:span></text:p>
            <text:p text:style-name="P8"><text:span text:style-name="T6">Fear, I bid thee cea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7" draw:text-style-name="P9" draw:layer="layout" svg:width="25.146cm" svg:height="5.988cm" svg:x="1.524cm" svg:y="0.87cm">
          <draw:text-box>
            <text:p text:style-name="P8"><text:span text:style-name="T6">World, thou shalt not harm me</text:span></text:p>
            <text:p text:style-name="P8"><text:span text:style-name="T6">Nor thy threats alarm me</text:span></text:p>
            <text:p text:style-name="P8"><text:span text:style-name="T6">While I sing of pe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Hymn_25_20template" presentation:presentation-page-layout-name="AL1T0">
        <draw:frame draw:style-name="gr8" draw:text-style-name="P4" draw:layer="layout" svg:width="25.146cm" svg:height="6.242cm" svg:x="1.524cm" svg:y="0.87cm">
          <draw:text-box>
            <text:p text:style-name="P1"><text:span text:style-name="T6">God’s great pow’r Guards ev’ry hour;</text:span><text:span text:style-name="T6"><text:line-break/></text:span><text:span text:style-name="T6">Earth and all its depths adore Him,</text:span><text:span text:style-name="T6"><text:line-break/></text:span><text:span text:style-name="T6">Silent bow before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Hymn_25_20template" presentation:presentation-page-layout-name="AL1T0">
        <draw:frame draw:style-name="gr9" draw:text-style-name="P9" draw:layer="layout" svg:width="25.146cm" svg:height="5.842cm" svg:x="1.524cm" svg:y="1.016cm">
          <draw:text-box>
            <text:p text:style-name="P8"><text:span text:style-name="T5">4.</text:span><text:span text:style-name="T6"> Hence, all earthly treasure!</text:span></text:p>
            <text:p text:style-name="P8"><text:span text:style-name="T6">Jesus is my pleasure,</text:span></text:p>
            <text:p text:style-name="P8"><text:span text:style-name="T6">Jesus is my choi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Hymn_25_20template" presentation:presentation-page-layout-name="AL1T0">
        <draw:frame draw:style-name="gr6" draw:text-style-name="P9" draw:layer="layout" svg:width="25.146cm" svg:height="5.588cm" svg:x="1.524cm" svg:y="1.016cm">
          <draw:text-box>
            <text:p text:style-name="P8"><text:span text:style-name="T6">Hence, all empty glory!</text:span></text:p>
            <text:p text:style-name="P8"><text:span text:style-name="T6">Naught to me thy story</text:span></text:p>
            <text:p text:style-name="P1"><text:span text:style-name="T6">Told with tempting voi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4" draw:master-page-name="Hymn_25_20template" presentation:presentation-page-layout-name="AL1T0">
        <draw:frame draw:style-name="gr6" draw:text-style-name="P10" draw:layer="layout" svg:width="25.146cm" svg:height="5.588cm" svg:x="1.524cm" svg:y="1.016cm">
          <draw:text-box>
            <text:p text:style-name="P1"><text:span text:style-name="T6">Pain or loss, Or shame or cross,</text:span><text:span text:style-name="T6"><text:line-break/></text:span><text:span text:style-name="T6">Shall not from my Savior move me</text:span><text:span text:style-name="T6"><text:line-break/></text:span><text:span text:style-name="T6">Since He deigns to love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5" draw:master-page-name="Hymn_25_20template" presentation:presentation-page-layout-name="AL1T0">
        <draw:frame draw:style-name="gr9" draw:text-style-name="P7" draw:layer="layout" svg:width="25.146cm" svg:height="5.842cm" svg:x="1.524cm" svg:y="1.016cm">
          <draw:text-box>
            <text:p text:style-name="P5"><text:span text:style-name="T6">5. Evil world, I leave thee;</text:span><text:span text:style-name="T6"><text:line-break/></text:span><text:span text:style-name="T6"> <text:s text:c="3"/>Thou canst not deceive me,</text:span><text:span text:style-name="T6"><text:line-break/></text:span><text:span text:style-name="T6"> <text:s text:c="3"/>Thine appeal is va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6" draw:master-page-name="Hymn_25_20template" presentation:presentation-page-layout-name="AL1T0">
        <draw:frame draw:style-name="gr6" draw:text-style-name="P7" draw:layer="layout" svg:width="25.146cm" svg:height="5.588cm" svg:x="1.524cm" svg:y="1.016cm">
          <draw:text-box>
            <text:p text:style-name="P5"><text:span text:style-name="T6">Sin that once did blind me,</text:span><text:span text:style-name="T6"><text:line-break/></text:span><text:span text:style-name="T6">Get thee far behind me,</text:span></text:p>
            <text:p text:style-name="P5"><text:span text:style-name="T6">Come not forth aga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7" draw:master-page-name="Hymn_25_20template" presentation:presentation-page-layout-name="AL1T0">
        <draw:frame draw:style-name="gr6" draw:text-style-name="P7" draw:layer="layout" svg:width="25.146cm" svg:height="5.588cm" svg:x="1.524cm" svg:y="0.762cm">
          <draw:text-box>
            <text:p text:style-name="P5"><text:span text:style-name="T6">Past thy hour, O pride and pow’r;</text:span><text:span text:style-name="T6"><text:line-break/></text:span><text:span text:style-name="T6">Sinful life, thy bonds I sever,</text:span><text:span text:style-name="T6"><text:line-break/></text:span><text:span text:style-name="T6">Leave thee now forev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8" draw:master-page-name="Hymn_25_20template" presentation:presentation-page-layout-name="AL1T0">
        <draw:frame draw:style-name="gr6" draw:text-style-name="P9" draw:layer="layout" svg:width="25.146cm" svg:height="5.588cm" svg:x="1.524cm" svg:y="1.016cm">
          <draw:text-box>
            <text:p text:style-name="P8"><text:span text:style-name="T5">6.</text:span><text:span text:style-name="T6"> Hence, all fear and sadness!</text:span></text:p>
            <text:p text:style-name="P8"><text:span text:style-name="T6">For the Lord of gladness,</text:span></text:p>
            <text:p text:style-name="P8"><text:span text:style-name="T6">Jesus, enters i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9" draw:master-page-name="Hymn_25_20template" presentation:presentation-page-layout-name="AL1T0">
        <draw:frame draw:style-name="gr10" draw:text-style-name="P9" draw:layer="layout" svg:width="25.146cm" svg:height="5.334cm" svg:x="1.524cm" svg:y="0.762cm">
          <draw:text-box>
            <text:p text:style-name="P8"><text:span text:style-name="T6">Those who love the Father,</text:span></text:p>
            <text:p text:style-name="P8"><text:span text:style-name="T6">Though the storms may gather,</text:span></text:p>
            <text:p text:style-name="P8"><text:span text:style-name="T6">Still have peace with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20" draw:master-page-name="Hymn_25_20template" presentation:presentation-page-layout-name="AL1T0">
        <draw:frame draw:style-name="gr11" draw:text-style-name="P12" draw:layer="layout" svg:width="25.146cm" svg:height="11.725cm" svg:x="1.524cm" svg:y="1.016cm">
          <draw:text-box>
            <text:p text:style-name="P8"><text:span text:style-name="T6">Yea, whate’er I here must bear,</text:span></text:p>
            <text:p text:style-name="P8"><text:span text:style-name="T6">Thou art still my purest pleasure,</text:span></text:p>
            <text:p text:style-name="P8"><text:span text:style-name="T6">Jesus, priceless treasure!</text:span></text:p>
            <text:p text:style-name="P11"><text:span text:style-name="T7"><text:line-break/></text:span><text:span text:style-name="T7"/></text:p>
            <text:p text:style-name="P11"><text:span text:style-name="T8"/></text:p>
            <text:p text:style-name="P11"><text:span text:style-name="T8"/></text:p>
            <text:p text:style-name="P11"><text:span text:style-name="T9"><text:s text:c="10"/></text:span><text:span text:style-name="T10"><text:s text:c="2"/></text:span><text:span text:style-name="T10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600000003606B332E6CEF1541E5.bmp" xlink:type="simple" xlink:show="embed" xlink:actuate="onLoad"/>
    <draw:fill-image draw:name="Bitmap_20_11" draw:display-name="Bitmap 11" xlink:href="Pictures/1000000000000600000003606B332E6CEF1541E5.bmp" xlink:type="simple" xlink:show="embed" xlink:actuate="onLoad"/>
    <draw:fill-image draw:name="Bitmap_20_12" draw:display-name="Bitmap 12" xlink:href="Pictures/1000000000000600000003606B332E6CEF1541E5.bmp" xlink:type="simple" xlink:show="embed" xlink:actuate="onLoad"/>
    <draw:fill-image draw:name="Bitmap_20_13" draw:display-name="Bitmap 13" xlink:href="Pictures/1000000000000600000003606B332E6CEF1541E5.bmp" xlink:type="simple" xlink:show="embed" xlink:actuate="onLoad"/>
    <draw:fill-image draw:name="Bitmap_20_15" draw:display-name="Bitmap 15" xlink:href="Pictures/1000000000000600000003606B332E6CEF1541E5.bmp" xlink:type="simple" xlink:show="embed" xlink:actuate="onLoad"/>
    <draw:fill-image draw:name="Bitmap_20_16" draw:display-name="Bitmap 16" xlink:href="Pictures/1000000000000600000003606B332E6CEF1541E5.bmp" xlink:type="simple" xlink:show="embed" xlink:actuate="onLoad"/>
    <draw:fill-image draw:name="Bitmap_20_17" draw:display-name="Bitmap 17" xlink:href="Pictures/1000000000000600000003606B332E6CEF1541E5.bmp" xlink:type="simple" xlink:show="embed" xlink:actuate="onLoad"/>
    <draw:fill-image draw:name="Bitmap_20_18" draw:display-name="Bitmap 18" xlink:href="Pictures/1000000000000600000003606B332E6CEF1541E5.bmp" xlink:type="simple" xlink:show="embed" xlink:actuate="onLoad"/>
    <draw:fill-image draw:name="Bitmap_20_19" draw:display-name="Bitmap 19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20" draw:display-name="Bitmap 20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8T15:50:18.796000000</meta:creation-date>
    <dc:title>Hymn template</dc:title>
    <meta:editing-duration>PT32M31S</meta:editing-duration>
    <meta:editing-cycles>9</meta:editing-cycles>
    <meta:generator>LibreOffice/5.2.5.1$Windows_X86_64 LibreOffice_project/0312e1a284a7d50ca85a365c316c7abbf20a4d22</meta:generator>
    <meta:initial-creator>Arthur Hoch</meta:initial-creator>
    <dc:date>2017-03-23T10:22:16.260000000</dc:date>
    <meta:document-statistic meta:object-count="78"/>
    <meta:template xlink:type="simple" xlink:actuate="onRequest" xlink:title="Hymn template" xlink:href="../../AppData/Roaming/LibreOffice/4/user/template/Worship%20Templsates/Hymn%20template.otp" meta:date="2015-06-18T15:50:18.531000000"/>
  </office:meta>
</office:document-meta>
</file>